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order-top="thin solid #00A933" fo:border-bottom="thin solid #00A933" fo:border-left="thin solid #00A933" fo:border-right="thin solid #FF0000" style:vertical-align="middle" fo:wrap-option="wrap" fo:background-color="#FFA6A6" style:repeat-content="false"/>
      <style:paragraph-properties fo:text-align="center"/>
      <style:text-properties fo:font-size="32pt" style:font-size-asian="32pt" style:font-size-complex="32pt"/>
    </style:style>
    <style:style style:name="ce6" style:family="table-cell" style:parent-style-name="Default" style:data-style-name="N0">
      <style:table-cell-properties fo:border="thin solid #FF0000" style:vertical-align="middle" fo:wrap-option="wrap" fo:background-color="transparent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none" fo:border-left="thin solid #FF0000" fo:border-right="thin solid #FF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FF0000" style:vertical-align="middle" fo:wrap-option="wrap" fo:background-color="transparent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="thin solid #FF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10" style:family="table-cell" style:parent-style-name="Default" style:data-style-name="N0">
      <style:table-cell-properties fo:border="thin solid #FF0000" style:vertical-align="middle" fo:wrap-option="wrap" fo:background-color="transparent"/>
      <style:text-properties fo:color="#FF0000" fo:font-size="20pt" style:font-size-asian="20pt" style:font-size-complex="20pt"/>
    </style:style>
    <style:style style:name="ce11" style:family="table-cell" style:parent-style-name="Default" style:data-style-name="N0">
      <style:table-cell-properties fo:border-top="thin solid #00A933" fo:border-bottom="thin solid #FF0000" fo:border-left="thin solid #00A933" fo:border-right="thin solid #FF0000" style:vertical-align="middle" fo:wrap-option="wrap" fo:background-color="#FFA6A6" style:repeat-content="false"/>
      <style:paragraph-properties fo:text-align="center"/>
      <style:text-properties fo:font-size="32pt" style:font-size-asian="32pt" style:font-size-complex="32pt"/>
    </style:style>
    <style:style style:name="ce12" style:family="table-cell" style:parent-style-name="Default" style:data-style-name="N0">
      <style:table-cell-properties fo:border-top="thin solid #FF0000" fo:border-bottom="none" fo:border-left="thin solid #FF0000" fo:border-right="thin solid #FF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13" style:family="table-cell" style:parent-style-name="Default" style:data-style-name="N0">
      <style:table-cell-properties fo:border-top="none" fo:border-bottom="thin solid #FF0000" fo:border-left="thin solid #FF0000" fo:border-right="thin solid #FF0000" style:vertical-align="middle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Verdana" style:font-name-asian="Verdana" style:font-name-complex="Verdana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1.325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33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6.7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ro6" style:family="table-row">
      <style:table-row-properties style:row-height="106.35pt" style:use-optimal-row-height="false" fo:break-before="auto"/>
    </style:style>
    <style:style style:name="ro7" style:family="table-row">
      <style:table-row-properties style:row-height="150pt" style:use-optimal-row-height="false" fo:break-before="auto"/>
    </style:style>
    <style:style style:name="ro8" style:family="table-row">
      <style:table-row-properties style:row-height="77.85pt" style:use-optimal-row-height="false" fo:break-before="auto"/>
    </style:style>
    <style:style style:name="ro9" style:family="table-row">
      <style:table-row-properties style:row-height="81.75pt" style:use-optimal-row-height="false" fo:break-before="auto"/>
    </style:style>
    <style:style style:name="ro10" style:family="table-row">
      <style:table-row-properties style:row-height="75.95pt" style:use-optimal-row-height="false" fo:break-before="auto"/>
    </style:style>
    <style:style style:name="ro11" style:family="table-row">
      <style:table-row-properties style:row-height="55.15pt" style:use-optimal-row-height="false" fo:break-before="auto"/>
    </style:style>
    <style:style style:name="ro12" style:family="table-row">
      <style:table-row-properties style:row-height="197.65pt" style:use-optimal-row-height="false" fo:break-before="auto"/>
    </style:style>
    <style:style style:name="ro13" style:family="table-row">
      <style:table-row-properties style:row-height="100.7pt" style:use-optimal-row-height="false" fo:break-before="auto"/>
    </style:style>
    <style:style style:name="ro14" style:family="table-row">
      <style:table-row-properties style:row-height="68.65pt" style:use-optimal-row-height="false" fo:break-before="auto"/>
    </style:style>
    <style:style style:name="ro15" style:family="table-row">
      <style:table-row-properties style:row-height="81.2pt" style:use-optimal-row-height="false" fo:break-before="auto"/>
    </style:style>
    <style:style style:name="ro16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o_Do_List_Printable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15" table:default-cell-style-name="ce2"/>
        <table:table-column table:style-name="co3" table:number-columns-repeated="5" table:default-cell-style-name="ce3"/>
        <table:table-column table:style-name="co4" table:number-columns-repeated="15360" table:default-cell-style-name="ce1"/>
        <table:table-row table:style-name="ro1">
          <table:table-cell office:value-type="string" table:number-columns-spanned="4" table:number-rows-spanned="3" table:style-name="ce11">
            <text:p>Relations for DreamHome</text:p>
          </table:table-cell>
          <table:covered-table-cell table:number-columns-repeated="3"/>
          <table:table-cell table:number-columns-repeated="16380"/>
        </table:table-row>
        <table:table-row table:style-name="ro2">
          <table:covered-table-cell/>
          <table:covered-table-cell table:number-columns-repeated="3"/>
          <table:table-cell table:number-columns-repeated="16380"/>
        </table:table-row>
        <table:table-row table:style-name="ro3">
          <table:covered-table-cell/>
          <table:covered-table-cell table:number-columns-repeated="3"/>
          <table:table-cell table:number-columns-repeated="16380"/>
        </table:table-row>
        <table:table-row table:style-name="ro4">
          <table:table-cell office:value-type="string" table:number-columns-spanned="4" table:number-rows-spanned="2" table:style-name="ce6">
            <text:p>user-account (user-name, f-name, l-Name, email, password, gender, image-link, phone-number)</text:p>
            <text:p>Primary Key (id)</text:p>
            <text:p/>
          </table:table-cell>
          <table:covered-table-cell table:number-columns-repeated="3"/>
          <table:table-cell table:number-columns-repeated="16380"/>
        </table:table-row>
        <table:table-row table:style-name="ro5">
          <table:covered-table-cell/>
          <table:covered-table-cell table:number-columns-repeated="3"/>
          <table:table-cell table:number-columns-repeated="16380"/>
        </table:table-row>
        <table:table-row table:style-name="ro6">
          <table:table-cell office:value-type="string" table:number-columns-spanned="4" table:number-rows-spanned="1" table:style-name="ce12">
            <text:p>Client (registration-date)</text:p>
            <text:p>Primary Key(id)</text:p>
            <text:p>Foreign Key(user_id) references user-account(id)</text:p>
            <text:p>Foreign Key (company-id) references company (id)</text:p>
          </table:table-cell>
          <table:covered-table-cell table:number-columns-repeated="3"/>
          <table:table-cell table:number-columns-repeated="16380"/>
        </table:table-row>
        <table:table-row table:style-name="ro6">
          <table:table-cell office:value-type="string" table:number-columns-spanned="4" table:number-rows-spanned="1" table:style-name="ce13">
            <text:p>company (name, location)</text:p>
            <text:p>Primary key (id)</text:p>
            <text:p/>
          </table:table-cell>
          <table:covered-table-cell table:number-columns-repeated="3"/>
          <table:table-cell table:number-columns-repeated="16380"/>
        </table:table-row>
        <table:table-row table:style-name="ro7">
          <table:table-cell office:value-type="string" table:number-columns-spanned="4" table:number-rows-spanned="1" table:style-name="ce8">
            <text:p>Freelancer (<text:span text:style-name="T1">registration-date, location, overview, category, job-title, experience-level, education, portfolio<text:s/></text:span>)</text:p>
            <text:p>Primary Key(id)</text:p>
            <text:p><text:span text:style-name="T1">Foreign Key(user_id) references user-account(id)</text:span><text:span text:style-name="T1"/></text:p>
            <text:p><text:span text:style-name="T1">Foreign Key(category_id) references freelancer (id)</text:span><text:span text:style-name="T1"/></text:p>
            <text:p><text:span text:style-name="T1">Foreign Key(experience-id) references experience-level (id)</text:span></text:p>
          </table:table-cell>
          <table:covered-table-cell table:number-columns-repeated="3"/>
          <table:table-cell table:number-columns-repeated="16380"/>
        </table:table-row>
        <table:table-row table:style-name="ro8">
          <table:table-cell office:value-type="string" table:number-columns-spanned="4" table:number-rows-spanned="1" table:style-name="ce8">
            <text:p>certificate (name, provider, description, earned-date, link)</text:p>
            <text:p>Primary Key (id, freelancer-id)</text:p>
            <text:p>Foreign key (freelancer-id) references freelancer (id)</text:p>
          </table:table-cell>
          <table:covered-table-cell table:number-columns-repeated="3"/>
          <table:table-cell table:number-columns-repeated="16380"/>
        </table:table-row>
        <table:table-row table:style-name="ro9">
          <table:table-cell office:value-type="string" table:number-columns-spanned="4" table:number-rows-spanned="1" table:style-name="ce8">
            <text:p>test (name, link)</text:p>
            <text:p>Primary key (id)</text:p>
          </table:table-cell>
          <table:covered-table-cell table:number-columns-repeated="3"/>
          <table:table-cell table:number-columns-repeated="16380"/>
        </table:table-row>
        <table:table-row table:style-name="ro10">
          <table:table-cell office:value-type="string" table:number-columns-spanned="4" table:number-rows-spanned="1" table:style-name="ce8">
            <text:p>test-result(start-date, end-date, link, score)</text:p>
            <text:p>Primary key (test-id , freelancer-id)</text:p>
            <text:p>Foreign Key (test-id) references test (id)</text:p>
            <text:p>Foreign key (freelancer-id) freelancer (id)</text:p>
          </table:table-cell>
          <table:covered-table-cell table:number-columns-repeated="3"/>
          <table:table-cell table:number-columns-repeated="16380"/>
        </table:table-row>
        <table:table-row table:style-name="ro11">
          <table:table-cell office:value-type="string" table:number-columns-spanned="4" table:number-rows-spanned="1" table:style-name="ce8">
            <text:p>skill (name, category)</text:p>
            <text:p>Primary key (id)</text:p>
            <text:p>Foreign key (category-id) references category (id)</text:p>
          </table:table-cell>
          <table:covered-table-cell table:number-columns-repeated="3"/>
          <table:table-cell table:number-columns-repeated="16380"/>
        </table:table-row>
        <table:table-row table:style-name="ro12">
          <table:table-cell office:value-type="string" table:number-columns-spanned="4" table:number-rows-spanned="1" table:style-name="ce8">
            <text:p>job (duration, experience-level, description, payment-type, payment-amount, payment-style, category, language, language-level, job-title, skill, attachment)</text:p>
            <text:p>Primary key(id)</text:p>
            <text:p><text:span text:style-name="T1">Foreign Key(client_id) references client(id)</text:span><text:span text:style-name="T1"/></text:p>
            <text:p>Foreign key (duration-id) references duration (id)</text:p>
            <text:p><text:span text:style-name="T1">Foreign Key(experience-id) references experience-level (id)</text:span><text:span text:style-name="T1"/></text:p>
            <text:p><text:span text:style-name="T1">Foreign Key(payment-style-id) references payment-type (id)</text:span><text:span text:style-name="T1"/></text:p>
            <text:p><text:span text:style-name="T1">Foreign Key(category-id) references category (id)</text:span><text:span text:style-name="T1"/></text:p>
            <text:p><text:span text:style-name="T1">Foreign Key(language-id) references language (id)</text:span><text:span text:style-name="T1"/></text:p>
            <text:p><text:span text:style-name="T1">Foreign Key(language-level-id) references language-level (id)</text:span></text:p>
          </table:table-cell>
          <table:covered-table-cell table:number-columns-repeated="3"/>
          <table:table-cell table:number-columns-repeated="16380"/>
        </table:table-row>
        <table:table-row table:style-name="ro13">
          <table:table-cell office:value-type="string" table:number-columns-spanned="4" table:number-rows-spanned="1" table:style-name="ce8">
            <text:p>proposal (time, payment-type, payment-amount, current-status, client-grade, client-comment, freelance-grade, freelance-comment, payment-style)</text:p>
            <text:p>Primary key (job-d, freelancer-id)</text:p>
            <text:p>Foreign key (job-id) references job (id)</text:p>
            <text:p>Foreign key (freelancer-id) references freelancer(id)</text:p>
            <text:p><text:span text:style-name="T1">Foreign Key(payment-style-id) references payment-type (id)</text:span><text:span text:style-name="T1"/></text:p>
            <text:p><text:span text:style-name="T1">Foreign Key(payment-style-id) references payment-type (id)</text:span></text:p>
          </table:table-cell>
          <table:covered-table-cell table:number-columns-repeated="3"/>
          <table:table-cell table:number-columns-repeated="16380"/>
        </table:table-row>
        <table:table-row table:style-name="ro14">
          <table:table-cell office:value-type="string" table:number-columns-spanned="4" table:number-rows-spanned="1" table:style-name="ce8">
            <text:p>contract (start-date, end-date, payment-type, payment-amount)</text:p>
            <text:p>Primary key (id)</text:p>
            <text:p>Foreign key (proposal-id) references proposal (id)</text:p>
          </table:table-cell>
          <table:covered-table-cell table:number-columns-repeated="3"/>
          <table:table-cell table:number-columns-repeated="16380"/>
        </table:table-row>
        <table:table-row table:style-name="ro13">
          <table:table-cell office:value-type="string" table:number-columns-spanned="4" table:number-rows-spanned="1" table:style-name="ce8">
            <text:p>message (time, content)</text:p>
            <text:p>Primary key (id)</text:p>
            <text:p>Foreign key (proposal-id) references proposal (id)</text:p>
            <text:p>Foreign key (freelancer-id) references freelancer (id)</text:p>
            <text:p>Foreign key (client-id) references client (id)</text:p>
            <text:p/>
          </table:table-cell>
          <table:covered-table-cell table:number-columns-repeated="3"/>
          <table:table-cell table:number-columns-repeated="16380"/>
        </table:table-row>
        <table:table-row table:style-name="ro14">
          <table:table-cell office:value-type="string" table:number-columns-spanned="4" table:number-rows-spanned="1" table:style-name="ce8">
            <text:p>message-attachment (link)</text:p>
            <text:p>Primary key (id, message-id)</text:p>
            <text:p>Foreign key(message-id) references message (id)</text:p>
            <text:p/>
          </table:table-cell>
          <table:covered-table-cell table:number-columns-repeated="3"/>
          <table:table-cell table:number-columns-repeated="16380"/>
        </table:table-row>
        <table:table-row table:style-name="ro14">
          <table:table-cell office:value-type="string" table:number-columns-spanned="4" table:number-rows-spanned="1" table:style-name="ce8">
            <text:p>Freelancer-skill()</text:p>
            <text:p>Primary key (skill-id, freelancer-id)</text:p>
            <text:p>Foreign key (skill-id) references skill (id)</text:p>
            <text:p>Foreign key (freelancer-id) references freelancer (id)</text:p>
          </table:table-cell>
          <table:covered-table-cell table:number-columns-repeated="3"/>
          <table:table-cell table:number-columns-repeated="16380"/>
        </table:table-row>
        <table:table-row table:style-name="ro14">
          <table:table-cell office:value-type="string" table:number-columns-spanned="4" table:number-rows-spanned="1" table:style-name="ce8">
            <text:p>category (name)</text:p>
            <text:p>Primary key (id)</text:p>
          </table:table-cell>
          <table:covered-table-cell table:number-columns-repeated="3"/>
          <table:table-cell table:number-columns-repeated="16380"/>
        </table:table-row>
        <table:table-row table:style-name="ro14">
          <table:table-cell office:value-type="string" table:number-columns-spanned="4" table:number-rows-spanned="1" table:style-name="ce9">
            <text:p>experience-level(name)</text:p>
            <text:p>Primary key (id)</text:p>
          </table:table-cell>
          <table:covered-table-cell table:number-columns-repeated="3"/>
          <table:table-cell table:number-columns-repeated="16380"/>
        </table:table-row>
        <table:table-row table:style-name="ro14">
          <table:table-cell office:value-type="string" table:number-columns-spanned="4" table:number-rows-spanned="1" table:style-name="ce8">
            <text:p>language(name)</text:p>
            <text:p>Primary key (id)</text:p>
          </table:table-cell>
          <table:covered-table-cell table:number-columns-repeated="3"/>
          <table:table-cell table:number-columns-repeated="16380"/>
        </table:table-row>
        <table:table-row table:style-name="ro14">
          <table:table-cell office:value-type="string" table:number-columns-spanned="4" table:number-rows-spanned="1" table:style-name="ce8">
            <text:p>Language-level (name)</text:p>
            <text:p>Primary key (id)</text:p>
            <text:p/>
          </table:table-cell>
          <table:covered-table-cell table:number-columns-repeated="3"/>
          <table:table-cell table:number-columns-repeated="16380"/>
        </table:table-row>
        <table:table-row table:style-name="ro14">
          <table:table-cell office:value-type="string" table:number-columns-spanned="4" table:number-rows-spanned="1" table:style-name="ce8">
            <text:p>education(name, institute, start-date, graduation-date)</text:p>
            <text:p>Primary key (id, freelancer-id)</text:p>
            <text:p>Foreign key (freelancer-id) references freelancer (id)</text:p>
          </table:table-cell>
          <table:covered-table-cell table:number-columns-repeated="3"/>
          <table:table-cell table:number-columns-repeated="16380"/>
        </table:table-row>
        <table:table-row table:style-name="ro14">
          <table:table-cell office:value-type="string" table:number-columns-spanned="4" table:number-rows-spanned="1" table:style-name="ce8">
            <text:p>duration (name)</text:p>
            <text:p>Primary key (id)</text:p>
          </table:table-cell>
          <table:covered-table-cell table:number-columns-repeated="3"/>
          <table:table-cell table:number-columns-repeated="16380"/>
        </table:table-row>
        <table:table-row table:style-name="ro14">
          <table:table-cell office:value-type="string" table:number-columns-spanned="4" table:number-rows-spanned="1" table:style-name="ce8">
            <text:p>Payment-type (name)</text:p>
            <text:p>Primary key (id)</text:p>
            <text:p/>
          </table:table-cell>
          <table:covered-table-cell table:number-columns-repeated="3"/>
          <table:table-cell table:number-columns-repeated="16380"/>
        </table:table-row>
        <table:table-row table:style-name="ro14">
          <table:table-cell office:value-type="string" table:number-columns-spanned="4" table:number-rows-spanned="1" table:style-name="ce8">
            <text:p>Payment-style(name)</text:p>
            <text:p>Primary key (id)</text:p>
            <text:p/>
          </table:table-cell>
          <table:covered-table-cell table:number-columns-repeated="3"/>
          <table:table-cell table:number-columns-repeated="16380"/>
        </table:table-row>
        <table:table-row table:style-name="ro15">
          <table:table-cell office:value-type="string" table:number-columns-spanned="4" table:number-rows-spanned="1" table:style-name="ce8">
            <text:p>Job-skill()</text:p>
            <text:p>Primary key (job-id, skill-id)</text:p>
            <text:p>Foreign key (job-id) references job (id)</text:p>
            <text:p>Foreign key (skill-id) references skill (id)</text:p>
          </table:table-cell>
          <table:covered-table-cell table:number-columns-repeated="3"/>
          <table:table-cell table:number-columns-repeated="16380"/>
        </table:table-row>
        <table:table-row table:style-name="ro15">
          <table:table-cell office:value-type="string" table:number-columns-spanned="4" table:number-rows-spanned="1" table:style-name="ce8">
            <text:p>Job-attachment ()</text:p>
            <text:p>Primary key (id, job-id)</text:p>
            <text:p>Foreign key (job-id) references job (id)</text:p>
          </table:table-cell>
          <table:covered-table-cell table:number-columns-repeated="3"/>
          <table:table-cell table:number-columns-repeated="16380"/>
        </table:table-row>
        <table:table-row table:style-name="ro15">
          <table:table-cell office:value-type="string" table:number-columns-spanned="4" table:number-rows-spanned="1" table:style-name="ce8">
            <text:p>portofolio (title, description, image-link, attachment)</text:p>
            <text:p>Primary key (id, freelancer-id)</text:p>
            <text:p>Foreign key (freelancer-id) references freelancer (id)</text:p>
          </table:table-cell>
          <table:covered-table-cell table:number-columns-repeated="3"/>
          <table:table-cell table:number-columns-repeated="16380"/>
        </table:table-row>
        <table:table-row table:style-name="ro15">
          <table:table-cell office:value-type="string" table:number-columns-spanned="4" table:number-rows-spanned="1" table:style-name="ce8">
            <text:p>User-language(language-level, language)</text:p>
            <text:p>Primary key(user_id,language_id)</text:p>
            <text:p>Foreign key (user-id) references user (id)</text:p>
            <text:p>Foreign key (language-id) references language (id)</text:p>
          </table:table-cell>
          <table:covered-table-cell table:number-columns-repeated="3"/>
          <table:table-cell table:number-columns-repeated="16380"/>
        </table:table-row>
        <table:table-row table:style-name="ro15">
          <table:table-cell office:value-type="string" table:number-columns-spanned="4" table:number-rows-spanned="1" table:style-name="ce10">
            <text:p>Author’s note : - [referential constraints]<text:s text:c="2"/>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table:number-columns-repeated="1019" table:style-name="ce2"/>
          <table:table-cell table:number-columns-repeated="15365"/>
        </table:table-row>
        <table:table-row table:number-rows-repeated="2" table:style-name="ro5">
          <table:table-cell table:style-name="ce4"/>
          <table:table-cell table:number-columns-repeated="16383"/>
        </table:table-row>
        <table:table-row table:number-rows-repeated="1048542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sumit bansal</meta:initial-creator>
    <dc:creator>Omar Badr</dc:creator>
    <meta:creation-date>2015-09-07T14:42:03Z</meta:creation-date>
    <dc:date>2021-08-01T20:02:07Z</dc:date>
    <meta:print-date>2015-09-08T11:02:36Z</meta:print-date>
    <meta:editing-cycles>40</meta:editing-cycles>
    <meta:editing-duration>PT19023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